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f76" officeooo:paragraph-rsid="000ddf76"/>
    </style:style>
    <style:style style:name="P2" style:family="paragraph" style:parent-style-name="Standard">
      <style:text-properties officeooo:rsid="000f431c" officeooo:paragraph-rsid="000f431c"/>
    </style:style>
    <style:style style:name="P3" style:family="paragraph" style:parent-style-name="Standard">
      <style:paragraph-properties fo:text-align="justify" style:justify-single-word="false"/>
      <style:text-properties officeooo:rsid="000f9555" officeooo:paragraph-rsid="00166cde"/>
    </style:style>
    <style:style style:name="P4" style:family="paragraph" style:parent-style-name="Standard">
      <style:paragraph-properties fo:margin-left="11.255cm" fo:margin-right="0cm" fo:text-align="start" style:justify-single-word="false" fo:text-indent="0cm" style:auto-text-indent="false"/>
      <style:text-properties officeooo:rsid="000ddf76" officeooo:paragraph-rsid="000ddf76"/>
    </style:style>
    <style:style style:name="P5" style:family="paragraph" style:parent-style-name="Standard">
      <style:paragraph-properties fo:margin-left="6.253cm" fo:margin-right="0cm" fo:text-indent="0cm" style:auto-text-indent="false"/>
      <style:text-properties officeooo:rsid="000f431c" officeooo:paragraph-rsid="000f431c"/>
    </style:style>
    <style:style style:name="P6" style:family="paragraph" style:parent-style-name="Standard">
      <style:paragraph-properties fo:margin-left="6.253cm" fo:margin-right="0cm" fo:text-indent="0cm" style:auto-text-indent="false"/>
      <style:text-properties officeooo:rsid="000ddf76" officeooo:paragraph-rsid="000ddf76"/>
    </style:style>
    <style:style style:name="T1" style:family="text">
      <style:text-properties officeooo:rsid="0017c59d"/>
    </style:style>
    <style:style style:name="T2" style:family="text">
      <style:text-properties officeooo:rsid="00166cde"/>
    </style:style>
    <style:style style:name="T3" style:family="text">
      <style:text-properties officeooo:rsid="0016b434"/>
    </style:style>
    <style:style style:name="T4" style:family="text">
      <style:text-properties officeooo:rsid="001b2652"/>
    </style:style>
    <style:style style:name="T5" style:family="text">
      <style:text-properties officeooo:rsid="00250f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tul Singh Arora, Prof. Arvind</text:p>
      <text:p text:style-name="P4">Department of Physical Sciences</text:p>
      <text:p text:style-name="P4">IISER Mohali, Sector 81</text:p>
      <text:p text:style-name="P4">Mohali - 140306</text:p>
      <text:p text:style-name="P4">INDIA</text:p>
      <text:p text:style-name="P4"/>
      <text:p text:style-name="P4"/>
      <text:p text:style-name="P4">July 26, 2016</text:p>
      <text:p text:style-name="P4"/>
      <text:p text:style-name="P4"/>
      <text:p text:style-name="P1"/>
      <text:p text:style-name="P1">The Editorial Team</text:p>
      <text:p text:style-name="P1">Physical Review Letters</text:p>
      <text:p text:style-name="P1">American Physical Society</text:p>
      <text:p text:style-name="P1">1 Research Road, Ridge</text:p>
      <text:p text:style-name="P1">NY 11961-2701</text:p>
      <text:p text:style-name="P1"/>
      <text:p text:style-name="P1"/>
      <text:p text:style-name="P1"/>
      <text:p text:style-name="P1"/>
      <text:p text:style-name="P1"/>
      <text:p text:style-name="P1"/>
      <text:p text:style-name="P1"/>
      <text:p text:style-name="P1"/>
      <text:p text:style-name="P1"/>
      <text:p text:style-name="P2">Dear Editor(s)</text:p>
      <text:p text:style-name="P2"/>
      <text:p text:style-name="P3"><text:span text:style-name="T1">We show that the notion of contextuality proposed by Bell and developed by Kochen and Specker is not the only logically possible way to understand the nonclassical behaviour of hidden variable models. We present a possible alternative to the </text:span>notion of contextuality, <text:span text:style-name="T1">which we call</text:span> <text:span text:style-name="T1">non-</text:span>multiplicativity. <text:s/><text:span text:style-name="T1">These new ideas are expected to</text:span> have a broad influence on <text:span text:style-name="T2">the </text:span>foundations of the subject, <text:span text:style-name="T5">including the quantification of non-classicality</text:span> and on <text:span text:style-name="T4">the areas of </text:span>quantum information where contextuality <text:span text:style-name="T2">is </text:span>used <text:span text:style-name="T3">to achieve speed and security through</text:span> quantum protoco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Sincerely</text:p>
      <text:p text:style-name="P5"/>
      <text:p text:style-name="P5"/>
      <text:p text:style-name="P5">Atul, Arvin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01:25:11.659887680</meta:creation-date>
    <meta:generator>LibreOffice/5.1.3.2$Linux_X86_64 LibreOffice_project/10m0$Build-2</meta:generator>
    <dc:date>2016-07-27T12:58:19.542839025</dc:date>
    <meta:editing-duration>PT21M8S</meta:editing-duration>
    <meta:editing-cycles>14</meta:editing-cycles>
    <meta:document-statistic meta:table-count="0" meta:image-count="0" meta:object-count="0" meta:page-count="1" meta:paragraph-count="15" meta:word-count="126" meta:character-count="820" meta:non-whitespace-character-count="708"/>
  </office:meta>
</office:document-meta>
</file>